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f0aef" officeooo:paragraph-rsid="001f0aef" style:font-size-asian="15pt" style:font-size-complex="15pt"/>
    </style:style>
    <style:style style:name="P2" style:family="paragraph" style:parent-style-name="Standard">
      <style:text-properties fo:font-size="26pt" fo:font-weight="bold" officeooo:rsid="001f0aef" officeooo:paragraph-rsid="001f0aef" style:font-size-asian="26pt" style:language-asian="zh" style:country-asian="CN" style:font-weight-asian="bold" style:font-size-complex="2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对话框窗体的设置</text:p>
      <text:p text:style-name="P1">public JDialogDemo(JFrame frame){</text:p>
      <text:p text:style-name="P1"><text:tab/><text:tab/><text:tab/>//第一个参数是父窗体对象</text:p>
      <text:p text:style-name="P1"><text:tab/><text:tab/><text:tab/>//第二个参数是对话框标题</text:p>
      <text:p text:style-name="P1"><text:tab/><text:tab/><text:tab/>//第三个参数是是否能对父窗体进行操作</text:p>
      <text:p text:style-name="P1"><text:s text:c="8"/><text:tab/>super(frame, "对话框", true);//设置弹出对话后能否对父类的窗口进行操作</text:p>
      <text:p text:style-name="P1"><text:s text:c="8"/><text:tab/> setTitle("字体");</text:p>
      <text:p text:style-name="P1"><text:s text:c="8"/><text:tab/> Container c=getContentPane();//获取窗体容器</text:p>
      <text:p text:style-name="P1"><text:s text:c="8"/><text:tab/> c.setBackground(Color.red);//设置容器背景颜色</text:p>
      <text:p text:style-name="P1"><text:s text:c="8"/><text:tab/> c.add(new JLabel("这是个对话框"));</text:p>
      <text:p text:style-name="P1"><text:s text:c="8"/><text:tab/> </text:p>
      <text:p text:style-name="P1"><text:s text:c="8"/><text:tab/> setBounds(500, 100, 200, 200);//设置窗体坐标和大小</text:p>
      <text:p text:style-name="P1"><text:s text:c="8"/><text:tab/> </text:p>
      <text:p text:style-name="P1"><text:s text:c="8"/><text:tab/> </text:p>
      <text:p text:style-name="P1"><text:s text:c="9"/>}</text:p>
      <text:p text:style-name="P1"><text:s text:c="9"/>public static void main(String[] args){</text:p>
      <text:p text:style-name="P1"><text:s text:c="14"/>final JFrame f=new JFrame("QQ");</text:p>
      <text:p text:style-name="P1"><text:s text:c="8"/><text:tab/> f.setBackground(Color.WHITE);</text:p>
      <text:p text:style-name="P1"><text:s text:c="8"/><text:tab/> f.setBounds(710, 290, 500, 500);</text:p>
      <text:p text:style-name="P1"><text:s text:c="8"/><text:tab/> //f.setDefaultCloseOperation(JFrame.EXIT_ON_CLOSE);</text:p>
      <text:p text:style-name="P1"><text:s text:c="8"/><text:tab/> Container c=f.getContentPane();</text:p>
      <text:p text:style-name="P1"><text:s text:c="8"/><text:tab/> JButton bt=new JButton("弹出对话框");//设置按钮</text:p>
      <text:p text:style-name="P1"><text:s text:c="8"/><text:tab/> c.setLayout(new FlowLayout());//设置布局,使用流布局</text:p>
      <text:p text:style-name="P1"><text:s text:c="8"/><text:tab/> c.add(bt);</text:p>
      <text:p text:style-name="P1"><text:s text:c="8"/><text:tab/> f.setVisible(true);</text:p>
      <text:p text:style-name="P1"><text:s text:c="8"/><text:tab/> bt.addActionListener(new <text:s/>ActionListener() {</text:p>
      <text:p text:style-name="P1"><text:tab/><text:tab/><text:tab/><text:tab/></text:p>
      <text:p text:style-name="P1"><text:tab/><text:tab/><text:tab/><text:tab/>public void actionPerformed(ActionEvent e) {</text:p>
      <text:p text:style-name="P1"><text:tab/> <text:s text:c="13"/>JDialogDemo d=new JDialogDemo (f);//将对象加入到监听的方法中</text:p>
      <text:p text:style-name="P1"><text:tab/> <text:s text:c="13"/>d.setVisible(true);//设置窗体可见</text:p>
      <text:p text:style-name="P1"><text:tab/><text:tab/><text:tab/><text:tab/>}//添加动作监听</text:p>
      <text:p text:style-name="P1"><text:s text:c="9"/>});</text:p>
      <text:p text:style-name="P1"><text:s text:c="9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M27S</meta:editing-duration>
    <meta:editing-cycles>3</meta:editing-cycles>
    <meta:generator>LibreOffice/5.3.0.3$Windows_X86_64 LibreOffice_project/7074905676c47b82bbcfbea1aeefc84afe1c50e1</meta:generator>
    <dc:date>2017-12-23T14:26:56.712000000</dc:date>
    <meta:document-statistic meta:table-count="0" meta:image-count="0" meta:object-count="0" meta:page-count="1" meta:paragraph-count="34" meta:word-count="208" meta:character-count="1072" meta:non-whitespace-character-count="759"/>
    <meta:user-defined meta:name="Info 1"/>
    <meta:user-defined meta:name="Info 2"/>
    <meta:user-defined meta:name="Info 3"/>
    <meta:user-defined meta:name="Info 4"/>
  </office:meta>
</office:document-meta>
</file>